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38"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39"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0"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41"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42"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43"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44"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45"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46"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47"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48"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49"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0"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51"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52"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53"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54"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5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5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5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5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5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6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6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63" style:family="paragraph" style:parent-style-name="Standard">
      <style:text-properties officeooo:paragraph-rsid="003446f5"/>
    </style:style>
    <style:style style:name="P64"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65"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66"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67"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68"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69"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0"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1"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72"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73"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74"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75"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76"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77"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78"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79"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80"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81"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82"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83"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84"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fo:font-weight="normal" officeooo:rsid="0069d8b9" style:font-weight-asian="normal" style:font-weight-complex="normal"/>
    </style:style>
    <style:style style:name="T33" style:family="text">
      <style:text-properties fo:font-weight="normal" officeooo:rsid="006ae9b2" style:font-weight-asian="normal" style:font-weight-complex="normal"/>
    </style:style>
    <style:style style:name="T34" style:family="text">
      <style:text-properties fo:font-weight="normal" officeooo:rsid="006cdaba" style:font-weight-asian="normal" style:font-weight-complex="normal"/>
    </style:style>
    <style:style style:name="T35" style:family="text">
      <style:text-properties fo:font-weight="normal" officeooo:rsid="006da550" style:font-weight-asian="normal" style:font-weight-complex="normal"/>
    </style:style>
    <style:style style:name="T36" style:family="text">
      <style:text-properties fo:font-weight="normal" officeooo:rsid="006e21d7" style:font-weight-asian="normal" style:font-weight-complex="normal"/>
    </style:style>
    <style:style style:name="T37" style:family="text">
      <style:text-properties fo:font-weight="normal" officeooo:rsid="003f03e9" style:font-weight-asian="normal" style:font-weight-complex="normal"/>
    </style:style>
    <style:style style:name="T38" style:family="text">
      <style:text-properties officeooo:rsid="00207381"/>
    </style:style>
    <style:style style:name="T39" style:family="text">
      <style:text-properties officeooo:rsid="002318c1"/>
    </style:style>
    <style:style style:name="T40" style:family="text">
      <style:text-properties fo:font-weight="bold" officeooo:rsid="002318c1" style:font-weight-asian="bold" style:font-weight-complex="bold"/>
    </style:style>
    <style:style style:name="T41" style:family="text">
      <style:text-properties fo:font-weight="bold" officeooo:rsid="002d8302" style:font-weight-asian="bold" style:font-weight-complex="bold"/>
    </style:style>
    <style:style style:name="T42" style:family="text">
      <style:text-properties officeooo:rsid="00284a4c"/>
    </style:style>
    <style:style style:name="T43" style:family="text">
      <style:text-properties officeooo:rsid="002d8302"/>
    </style:style>
    <style:style style:name="T44"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45"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6"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7"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48"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49"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50" style:family="text">
      <style:text-properties officeooo:rsid="003a87eb"/>
    </style:style>
    <style:style style:name="T51" style:family="text">
      <style:text-properties officeooo:rsid="0040bd59"/>
    </style:style>
    <style:style style:name="T52" style:family="text">
      <style:text-properties officeooo:rsid="0046db34"/>
    </style:style>
    <style:style style:name="T53" style:family="text">
      <style:text-properties officeooo:rsid="004fd741"/>
    </style:style>
    <style:style style:name="T54" style:family="text">
      <style:text-properties officeooo:rsid="00573b5f"/>
    </style:style>
    <style:style style:name="T55" style:family="text">
      <style:text-properties officeooo:rsid="0058eeb8"/>
    </style:style>
    <style:style style:name="T56" style:family="text">
      <style:text-properties officeooo:rsid="005c3a92"/>
    </style:style>
    <style:style style:name="T57" style:family="text">
      <style:text-properties officeooo:rsid="00630595"/>
    </style:style>
    <style:style style:name="T58" style:family="text">
      <style:text-properties officeooo:rsid="0068130a"/>
    </style:style>
    <style:style style:name="T59" style:family="text">
      <style:text-properties officeooo:rsid="007055e4"/>
    </style:style>
    <style:style style:name="T60" style:family="text">
      <style:text-properties officeooo:rsid="00720441"/>
    </style:style>
    <style:style style:name="T61" style:family="text">
      <style:text-properties officeooo:rsid="0076a2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37"/>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37"/>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38"/>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39">- Removed the decay rate from the configuration space;</text:p>
      <text:p text:style-name="P39">-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0">-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41"/>
      <text:p text:style-name="P18">May 14 2019</text:p>
      <text:p text:style-name="P42"/>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43"/>
      <text:p text:style-name="P8"><text:span text:style-name="T9">M</text:span><text:span text:style-name="T3">ay 1</text:span><text:span text:style-name="T10">7</text:span><text:span text:style-name="T3"> 2019</text:span></text:p>
      <text:p text:style-name="P44"/>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45"/>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46"/>
      <text:p text:style-name="P47">Is the ROC/PR AUC a measure of the separation between the classes' test set distributions? Should we use weighted f-score to give appropriate weight to the precision and recall?</text:p>
      <text:p text:style-name="P47"/>
      <text:p text:style-name="P19">May 20 2019</text:p>
      <text:p text:style-name="P48"/>
      <text:p text:style-name="P49">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38">The optimization metric was set to ROC AUC again.</text:span></text:p>
      <text:p text:style-name="P49"/>
      <text:p text:style-name="P20">May 21 2019</text:p>
      <text:p text:style-name="P49"><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0"/>
      <text:p text:style-name="P21">May 24 2019</text:p>
      <text:p text:style-name="P21"/>
      <text:p text:style-name="P51">A new study (study_9) was started using study_8 as a warm-up with the same number of iterations as the previous study.</text:p>
      <text:p text:style-name="P51"/>
      <text:p text:style-name="P22">May 29-<text:span text:style-name="T42">30</text:span> 2019</text:p>
      <text:p text:style-name="P22"/>
      <text:p text:style-name="P52">In order to study BOHB performance, we decided to run two new studies using Bayesian Optimization (without Hyperband) and Random Search using as budget 50 epochs. We ran both <text:span text:style-name="T39">for 400 iterations</text:span><text:span text:style-name="T40"> </text:span><text:span text:style-name="T39">which gives a total budget of </text:span><text:span text:style-name="T41">400*3*50=60k epochs</text:span><text:span text:style-name="T39">. In order to compare with BOHB, we also ran a new BOHB study </text:span><text:span text:style-name="T41">study_bohb</text:span><text:span text:style-name="T39"> with the same total budget, using 106</text:span><text:span text:style-name="T40"> </text:span><text:span text:style-name="T39">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52"/>
      <text:p text:style-name="P23">May 31 2019</text:p>
      <text:p text:style-name="P53"/>
      <text:p text:style-name="P53">Running ensembles for studies study_8 and study_9.</text:p>
      <text:p text:style-name="P48"/>
      <text:p text:style-name="P24">June 3-4 2019</text:p>
      <text:p text:style-name="P24"/>
      <text:p text:style-name="P54">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43">although for study_7 we did not use performance averaging.</text:span></text:p>
      <text:p text:style-name="P54"/>
      <text:p text:style-name="P25">June 5 2019</text:p>
      <text:p text:style-name="P54"/>
      <text:p text:style-name="P63"><text:span text:style-name="T22">Running study_bo with 200 iterations (incorrectly chose 200 instead of 400... could do a follow-up study using this one as warmup...). Running </text:span><text:span text:style-name="T44">study_bohb_dr25_tcert_spline </text:span><text:span text:style-name="T45">using 2 nodes*4 gpus=8 configurations simultaneously. </text:span><text:span text:style-name="T46">The study was run for 72 hours, evaluating 824 configurations. </text:span><text:span text:style-name="T47">A minimum and maximum budgets of 5 and 50 were used, respectively. PR AUC was used as optimization loss. </text:span><text:span text:style-name="T48">400 iterations were submitted and for each configuration 3 models were trained, using the sample median as estimate of the performance of the configurations. </text:span><text:span text:style-name="T47">Another study, “</text:span><text:span text:style-name="T44">study_bohb_dr25_tcert_spline</text:span><text:span text:style-name="T47">2” was run for 72 hours using 1 node </text:span><text:span text:style-name="T49">using the </text:span><text:span text:style-name="T47">previous study as warm-</text:span><text:soft-page-break/><text:span text:style-name="T47">up.</text:span></text:p>
      <text:p text:style-name="P55"/>
      <text:p text:style-name="P26">June 17 2019</text:p>
      <text:p text:style-name="P56"/>
      <text:p text:style-name="P56">Training models for study “study_bohb” and “study_bohb_dr25_tcert_spline2” to check if distribution of false positives changes, since it might be due to incorrect labeling in DR24.</text:p>
      <text:p text:style-name="P56"/>
      <text:p text:style-name="P27">June 18 2019</text:p>
      <text:p text:style-name="P57"/>
      <text:p text:style-name="P5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50">Preparing to run ensembles on Shallue’s configuration on DR25+TCERT labels and trained models from study “study_bohb” and “study_bohb_dr25_tcert_spline2”.</text:span></text:p>
      <text:p text:style-name="P57"/>
      <text:p text:style-name="P28">June 19 2019</text:p>
      <text:p text:style-name="P64"/>
      <text:p text:style-name="P64">Ran ensembles for:</text:p>
      <text:p text:style-name="P64"/>
      <text:p text:style-name="P64">- Shallue’s configuration on DR25 + TCERT spline (50 epochs)</text:p>
      <text:p text:style-name="P64">- Best configuration on study_bohb_dr25_tcert_spline2 (50 epochs, nmodels=3, hpo_loss=PR AUC)</text:p>
      <text:p text:style-name="P64">- Best configuration on study_bohb (50 epochs, nmodels=3, hpo_loss=PR AUC) which was used when comparing different optimizers on DR24</text:p>
      <text:p text:style-name="P64"/>
      <text:p text:style-name="P28"><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65"/>
      <text:p text:style-name="P29">June 20<text:span text:style-name="T51">-21</text:span> 2019</text:p>
      <text:p text:style-name="P29"/>
      <text:p text:style-name="P58">The models trained on 300 epochs using <text:span text:style-name="T51">the </text:span>best configuration obtained from study_bohb_dr25_tcert_spline2 overfit, <text:span text:style-name="T51">with the training and validation loss diverging on average around 100 epochs</text:span>. I stopped this training and <text:span text:style-name="T59">started </text:span>a new <text:span text:style-name="T51">one </text:span>using 100 epochs. The <text:span text:style-name="T51">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58"/>
      <text:p text:style-name="P30">June 24 2019</text:p>
      <text:p text:style-name="P59"><text:soft-page-break/></text:p>
      <text:p text:style-name="P59">The <text:span text:style-name="T52">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0"/>
      <text:p text:style-name="P31">June 25 2019</text:p>
      <text:p text:style-name="P31"/>
      <text:p text:style-name="P6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61"/>
      <text:p text:style-name="P32">June 26 2019</text:p>
      <text:p text:style-name="P32"/>
      <text:p text:style-name="P62">Started a new BOHB study <text:span text:style-name="T53">(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62"/>
      <text:p text:style-name="P33">June 27 2019</text:p>
      <text:p text:style-name="P66"/>
      <text:p text:style-name="P66">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66"/>
      <text:p text:style-name="P34">July 1 2019</text:p>
      <text:p text:style-name="P67"/>
      <text:p text:style-name="P34"><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35"><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68"/>
      <text:p text:style-name="P36">July 11 2019</text:p>
      <text:p text:style-name="P36"/>
      <text:p text:style-name="P69">The whitened dataset was preprocessed again, yielding a total of about 32.4k TCEs. Most of the 1600 excluded TCEs are because the flux time series is all zeros <text:span text:style-name="T56">(something wrong with either the 34k source tbl files or the pickle files Laurent created – less memory consumption than the tbl files)</text:span>. Still got about 700 hundred more TCEs than the whitened dataset on data5. </text:p>
      <text:p text:style-name="P69"/>
      <text:p text:style-name="P78">July 18 2019</text:p>
      <text:p text:style-name="P78"/>
      <text:p text:style-name="P70">Started two new hyperparameter optimization studies using the TCEs common to the whitened and spline datasets (~): bohb_<text:span text:style-name="T54">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1">At the same time, a set of 10 models were trained using the new 34k spline dataset and the best configuration obtained in <text:span text:style-name="T53">study_bohb_dr25_tcert_spline2. </text:span>Early stopping with a patience of 20 epochs and a total number of 300 epochs was used. This ensemble was then used to infer on the 180k unlabeled dataset and rank the TCEs by predicted output. The next goal is to <text:span text:style-name="T55">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71"/>
      <text:p text:style-name="P79">July 19 2019</text:p>
      <text:p text:style-name="P79"/>
      <text:p text:style-name="P72">The study bohb_dr25tcert_whitened2 <text:span text:style-name="T57">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73">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58">I h</text:span>ave to figure out how they generated this ranking. As for the ranking produced now, we crossed the results with the 15 promising candidates that Laurent had based on the DV reports. For those, two of them were considered non-PC.</text:p>
      <text:p text:style-name="P73"/>
      <text:p text:style-name="P80"><text:soft-page-break/>July 23 2019</text:p>
      <text:p text:style-name="P80"><text:span text:style-name="T24"/></text:p>
      <text:p text:style-name="P80"><text:span text:style-name="T24">The ranking Laurent produced was obtained from models trained using a class-weighted cross-entropy. </text:span><text:span text:style-name="T32">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3">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4">ranking distribution shifted toward values closer to 1 </text:span><text:span text:style-name="T35">(although still not as close to 1 as Laurent’s, maybe due to using different weights) </text:span><text:span text:style-name="T34">and the number of examples with an output above the 0.5 threshold increased to 5323. </text:span><text:span text:style-name="T35">In terms of performance of the ensemble in the test set, as expected, the accuracy, precision and PR AUC decrease while the recall and ROC AUC increased </text:span><text:span text:style-name="T36">(why the latter?)</text:span><text:span text:style-name="T35">.</text:span></text:p>
      <text:p text:style-name="P74">I had to redo the BOHB studies for comparing whitening and spline preprocessing, since they were not using a common dataset.</text:p>
      <text:p text:style-name="P74"/>
      <text:p text:style-name="P81">July 26 2019</text:p>
      <text:p text:style-name="P81"/>
      <text:p text:style-name="P75">Reading through the Python source code used to create the required data and files in the required formats to be fed into the DV MATLAB package, and also the MATLAB source code used to load the data and prepare it for the former. <text:span text:style-name="T60">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75"/>
      <text:p text:style-name="P82">July 29 2019</text:p>
      <text:p text:style-name="P82"/>
      <text:p text:style-name="P76">The DV took around 2h 15 min to generate a report for a Kepler ID on my local desktop (glaeken). <text:span text:style-name="T61">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77">The bohb_dr25tcert_whitened4 study finished. Started bobh_dr25tcert_spline3 so that we can compare the two types of preprocessing.</text:p>
      <text:p text:style-name="P76"/>
      <text:p text:style-name="P83">July 30 2019</text:p>
      <text:p text:style-name="P83"><text:span text:style-name="T24"/></text:p>
      <text:p text:style-name="P84"><text:span text:style-name="T24">Studies that we want to conduct:</text:span></text:p>
      <text:p text:style-name="P84"><text:soft-page-break/><text:span text:style-name="T24">- DR25 + TCERT + spline + gapped</text:span></text:p>
      <text:p text:style-name="P84"><text:span text:style-name="T24">- DR25 + TCERT + spline + gapped + centroids</text:span></text:p>
      <text:p text:style-name="P84"><text:span text:style-name="T24">- DR25 + TCERT + spline + gapped + odd-even</text:span></text:p>
      <text:p text:style-name="P84"><text:span text:style-name="T24">- DR25 + TCERT + spline + gapped + centroids + odd-even (DONE by Nikash with significantly better results than for <text:s/></text:span><text:span text:style-name="T37">study_bohb_dr25_tcert_spline2 </text:span><text:span text:style-name="T24">(10 models ensemble, ES 300-p20, 34k DR25 + TCERT + spline + nongapped)</text:span></text:p>
      <text:p text:style-name="P83"><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7-30T17:02:24.042433906</dc:date>
    <meta:editing-duration>P21DT14H31M13S</meta:editing-duration>
    <meta:editing-cycles>46</meta:editing-cycles>
    <meta:generator>LibreOffice/5.3.6.1$Linux_X86_64 LibreOffice_project/30$Build-1</meta:generator>
    <meta:document-statistic meta:table-count="0" meta:image-count="0" meta:object-count="0" meta:page-count="8" meta:paragraph-count="88" meta:word-count="3795" meta:character-count="22809" meta:non-whitespace-character-count="19092"/>
  </office:meta>
</office:document-meta>
</file>